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ourier 10 Pitch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5" style:family="text">
      <style:text-properties style:font-name="Courier 10 Pitch" fo:font-style="normal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Chap3: 1(abc), 2(abc), 4(ab), 12, 15, 21, 25 </text:p>
      <text:p text:style-name="P3"/>
      <text:p text:style-name="P4">1.</text:p>
      <text:p text:style-name="P6">(a)</text:p>
      <text:p text:style-name="P5">S <text:span text:style-name="T3">→</text:span> abSc</text:p>
      <text:p text:style-name="P5">S <text:span text:style-name="T3">→</text:span> ababScc</text:p>
      <text:p text:style-name="P5">S <text:span text:style-name="T3">→</text:span> ababAcc</text:p>
      <text:p text:style-name="P5">S <text:span text:style-name="T3">→</text:span> ababcAdcc</text:p>
      <text:p text:style-name="P5">S <text:span text:style-name="T3">→</text:span> ababccddcc</text:p>
      <text:p text:style-name="P7"><text:span text:style-name="T7">(b)</text:span></text:p>
      <text:p text:style-name="P8"><text:span text:style-name="T5">S</text:span></text:p>
      <text:p text:style-name="P8"><text:span text:style-name="T5">/||\</text:span></text:p>
      <text:p text:style-name="P8"><text:span text:style-name="T5">a b S c</text:span></text:p>
      <text:p text:style-name="P8"><text:span text:style-name="T5"><text:s text:c="2"/>/||\</text:span></text:p>
      <text:p text:style-name="P8"><text:span text:style-name="T5"><text:s text:c="2"/>a b S c</text:span></text:p>
      <text:p text:style-name="P8"><text:span text:style-name="T5"><text:s text:c="4"/>|</text:span></text:p>
      <text:p text:style-name="P8"><text:span text:style-name="T5"><text:s text:c="4"/>A</text:span></text:p>
      <text:p text:style-name="P8"><text:span text:style-name="T5"><text:s text:c="4"/>/|\</text:span></text:p>
      <text:p text:style-name="P8"><text:span text:style-name="T5"><text:s text:c="4"/>c A d</text:span></text:p>
      <text:p text:style-name="P8"><text:span text:style-name="T5"><text:s text:c="4"/>/\</text:span></text:p>
      <text:p text:style-name="P8"><text:span text:style-name="T5"><text:s text:c="4"/>c d</text:span></text:p>
      <text:p text:style-name="P8"><text:span text:style-name="T5"/></text:p>
      <text:p text:style-name="P10">(c)</text:p>
      <text:p text:style-name="P12">{ab}<text:span text:style-name="T1">n</text:span>c<text:span text:style-name="T1">m</text:span>d<text:span text:style-name="T1">m</text:span>{c}<text:span text:style-name="T1">n</text:span></text:p>
      <text:p text:style-name="P12">n &gt;= 0</text:p>
      <text:p text:style-name="P12">m &gt; 0</text:p>
      <text:p text:style-name="P12"/>
      <text:p text:style-name="P13">2.</text:p>
      <text:p text:style-name="P10">(a)</text:p>
      <text:p text:style-name="P10"><text:span text:style-name="T6">S </text:span><text:span text:style-name="T4">→</text:span><text:span text:style-name="T6"> ASB</text:span></text:p>
      <text:p text:style-name="P10"><text:span text:style-name="T6">S </text:span><text:span text:style-name="T4">→</text:span><text:span text:style-name="T6"> aAbSB</text:span></text:p>
      <text:p text:style-name="P10"><text:span text:style-name="T6">S </text:span><text:span text:style-name="T4">→</text:span><text:span text:style-name="T6"> aaAbbSB</text:span></text:p>
      <text:p text:style-name="P10"><text:span text:style-name="T6">S </text:span><text:span text:style-name="T4">→</text:span><text:span text:style-name="T6"> aabbSB</text:span></text:p>
      <text:p text:style-name="P10"><text:span text:style-name="T6">S </text:span><text:span text:style-name="T4">→</text:span><text:span text:style-name="T6"> aabbB</text:span></text:p>
      <text:p text:style-name="P10"><text:span text:style-name="T6">S </text:span><text:span text:style-name="T4">→</text:span><text:span text:style-name="T6"> aabbba</text:span></text:p>
      <text:p text:style-name="P10">(b)</text:p>
      <text:p text:style-name="P12">S <text:span text:style-name="T3">→</text:span> ASB</text:p>
      <text:p text:style-name="P12">S <text:span text:style-name="T3">→</text:span> aAbSB</text:p>
      <text:p text:style-name="P12">S <text:span text:style-name="T3">→</text:span> abSB</text:p>
      <text:p text:style-name="P12">S <text:span text:style-name="T3">→</text:span> abASBB</text:p>
      <text:p text:style-name="P12">S <text:span text:style-name="T3">→</text:span> abaAbSBB</text:p>
      <text:p text:style-name="P12">S <text:span text:style-name="T3">→</text:span> abaaAbbSBB</text:p>
      <text:p text:style-name="P12">S <text:span text:style-name="T3">→</text:span> abaabbSBB</text:p>
      <text:p text:style-name="P12">S <text:span text:style-name="T3">→</text:span> abaabbBB</text:p>
      <text:p text:style-name="P12"><text:soft-page-break/>S <text:span text:style-name="T3">→</text:span> abaabbbaB</text:p>
      <text:p text:style-name="P12">S <text:span text:style-name="T3">→</text:span> abaabbbabBa</text:p>
      <text:p text:style-name="P12">S <text:span text:style-name="T3">→</text:span> abaabbbabbBaa</text:p>
      <text:p text:style-name="P12">S <text:span text:style-name="T3">→</text:span> abaabbbabbaa</text:p>
      <text:p text:style-name="P10">(c)</text:p>
      <text:p text:style-name="P10">Tree for part a:</text:p>
      <text:p text:style-name="P9"><text:tab/><text:tab/><text:tab/><text:tab/>S</text:p>
      <text:p text:style-name="P9"><text:tab/><text:tab/><text:tab/> <text:s text:c="3"/>/|\</text:p>
      <text:p text:style-name="P9"><text:tab/><text:tab/><text:tab/> <text:s text:c="2"/>A S B</text:p>
      <text:p text:style-name="P9"><text:tab/><text:tab/><text:tab/> <text:s/>/|\ <text:s/>/\ <text:s text:c="2"/></text:p>
      <text:p text:style-name="P9"><text:tab/><text:tab/><text:tab/> a A b b a</text:p>
      <text:p text:style-name="P9"><text:tab/><text:tab/><text:tab/> <text:s/>/|\ <text:s text:c="6"/><text:span text:style-name="T1">.</text:span></text:p>
      <text:p text:style-name="P9"><text:tab/><text:tab/><text:tab/> a A b</text:p>
      <text:p text:style-name="P10">Tree for part b:</text:p>
      <text:p text:style-name="P9"><text:tab/><text:tab/><text:tab/><text:tab/>----S------</text:p>
      <text:p text:style-name="P9"><text:tab/><text:tab/><text:tab/> <text:s text:c="3"/>/ <text:s text:c="3"/>| <text:s text:c="5"/>\ <text:s/></text:p>
      <text:p text:style-name="P9"><text:tab/><text:tab/><text:tab/> <text:s text:c="2"/>A <text:s text:c="4"/>S <text:s text:c="6"/>B</text:p>
      <text:p text:style-name="P9"><text:tab/><text:tab/><text:tab/> <text:s/>/|\ <text:s text:c="2"/>/|\ <text:s text:c="4"/>/|\</text:p>
      <text:p text:style-name="P9"><text:tab/><text:tab/><text:tab/> a A b A S B <text:s text:c="2"/>b B a</text:p>
      <text:p text:style-name="P9"><text:tab/><text:tab/><text:tab/><text:tab/> /|\ <text:s/>|\ <text:s text:c="2"/>/|\</text:p>
      <text:p text:style-name="P9"><text:tab/><text:tab/><text:tab/><text:tab/>a A b b a b B a</text:p>
      <text:p text:style-name="P9"><text:tab/><text:tab/><text:tab/><text:tab/> /|\</text:p>
      <text:p text:style-name="P9"><text:tab/><text:tab/><text:tab/><text:tab/>a A b</text:p>
      <text:p text:style-name="P10">(d)</text:p>
      <text:p text:style-name="P10"><text:span text:style-name="T6">{a</text:span><text:span text:style-name="T2">n</text:span><text:span text:style-name="T6">b</text:span><text:span text:style-name="T2">n</text:span><text:span text:style-name="T6">}</text:span><text:span text:style-name="T2">m</text:span><text:span text:style-name="T6">{b</text:span><text:span text:style-name="T2">r</text:span><text:span text:style-name="T6">a</text:span><text:span text:style-name="T2">r</text:span><text:span text:style-name="T6">}</text:span><text:span text:style-name="T2">m</text:span></text:p>
      <text:p text:style-name="P10">where,</text:p>
      <text:p text:style-name="P10"><text:span text:style-name="T6">m, n &gt;= 0</text:span></text:p>
      <text:p text:style-name="P10"><text:span text:style-name="T6">r &gt; 0</text:span></text:p>
      <text:p text:style-name="P10"><text:span text:style-name="T6"/></text:p>
      <text:p text:style-name="P11"><text:span text:style-name="T6">4.</text:span></text:p>
      <text:p text:style-name="P10">(a)</text:p>
      <text:p text:style-name="P12">S <text:span text:style-name="T3">→</text:span> AB</text:p>
      <text:p text:style-name="P12">S <text:span text:style-name="T3">→</text:span> aAB</text:p>
      <text:p text:style-name="P12">S <text:span text:style-name="T3">→</text:span> aaB</text:p>
      <text:p text:style-name="P12">S <text:span text:style-name="T3">→</text:span> aaAB</text:p>
      <text:p text:style-name="P12">S <text:span text:style-name="T3">→</text:span> aaaB</text:p>
      <text:p text:style-name="P12">S <text:span text:style-name="T3">→</text:span> aaab</text:p>
      <text:p text:style-name="P12"/>
      <text:p text:style-name="P10">(b)</text:p>
      <text:p text:style-name="P12">S <text:span text:style-name="T3">→</text:span> AB</text:p>
      <text:p text:style-name="P12">S <text:span text:style-name="T3">→</text:span> AAB</text:p>
      <text:p text:style-name="P12">S <text:span text:style-name="T3">→</text:span> AAb</text:p>
      <text:p text:style-name="P12">S <text:span text:style-name="T3">→</text:span> Aab</text:p>
      <text:p text:style-name="P12">S <text:span text:style-name="T3">→</text:span> aAab</text:p>
      <text:p text:style-name="P12">S <text:span text:style-name="T3">→</text:span> aaab</text:p>
      <text:p text:style-name="P12"/>
      <text:p text:style-name="P12"><text:soft-page-break/><text:span text:style-name="T8">12.</text:span></text:p>
      <text:p text:style-name="P12">S <text:span text:style-name="T3">→</text:span> aSb <text:s/>| <text:s/>.\</text:p>
      <text:p text:style-name="P12"><text:span text:style-name="T8"/></text:p>
      <text:p text:style-name="P12"><text:span text:style-name="T8">15.</text:span></text:p>
      <text:p text:style-name="P12">S <text:span text:style-name="T3">→</text:span> ABC</text:p>
      <text:p text:style-name="P12">A <text:span text:style-name="T3">→</text:span> aA <text:s/>| <text:s/>.\</text:p>
      <text:p text:style-name="P12">B <text:span text:style-name="T3">→</text:span> bB <text:s/>| <text:s/>.\</text:p>
      <text:p text:style-name="P12">C <text:span text:style-name="T3">→</text:span> cC <text:s/>| <text:s/>.\</text:p>
      <text:p text:style-name="P12"/>
      <text:p text:style-name="P13">21.</text:p>
      <text:p text:style-name="P12">S <text:span text:style-name="T3">→</text:span> <text:s/>bS <text:s/>| <text:s/>A</text:p>
      <text:p text:style-name="P12">A <text:span text:style-name="T3">→</text:span> aA <text:s/>| <text:s/>B</text:p>
      <text:p text:style-name="P12">B <text:span text:style-name="T3">→</text:span> bbS | <text:s/>.\</text:p>
      <text:p text:style-name="P13"/>
      <text:p text:style-name="P13">25.</text:p>
      <text:p text:style-name="P12">A → aB | bD | .\</text:p>
      <text:p text:style-name="P12">B → aA | bC</text:p>
      <text:p text:style-name="P12">C → aD | bB | .\</text:p>
      <text:p text:style-name="P12">D → bA | aC | .\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Week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date>2010-10-26T22:25:08</dc:date>
    <meta:editing-cycles>241</meta:editing-cycles>
    <meta:editing-duration>PT3H27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2" meta:word-count="211" meta:character-count="1022"/>
  </office:meta>
</office:document-meta>
</file>